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5000002981FB0F7DAF5AF79D8.png" manifest:media-type="image/png"/>
  <manifest:file-entry manifest:full-path="Pictures/10000000000001230000028B989B69D500F5DE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66e" officeooo:paragraph-rsid="000f6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651cm" svg:y="0cm" svg:width="7.699cm" svg:height="17.224cm" draw:z-index="0"><draw:image xlink:href="Pictures/10000000000001230000028B989B69D500F5DE39.png" xlink:type="simple" xlink:show="embed" xlink:actuate="onLoad" loext:mime-type="image/png"/></draw:frame>\<draw:frame draw:style-name="fr1" draw:name="Image2" text:anchor-type="char" svg:x="9.015cm" svg:y="-0.081cm" svg:width="8.599cm" svg:height="17.568cm" draw:z-index="1"><draw:image xlink:href="Pictures/1000000000000145000002981FB0F7DAF5AF79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3:30:22.490835683</meta:creation-date>
    <dc:date>2020-10-24T23:32:50.771026518</dc:date>
    <meta:editing-duration>PT2M31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6.4.6.2$Linux_X86_64 LibreOffice_project/40$Build-2</meta:generator>
  </office:meta>
</office:document-meta>
</file>